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moveOperation.getException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moveOperation.isEarly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emoveOperation.CacheRemoveOperation( CacheMethodDetails &lt; CacheRemove &gt; methodDetails , CacheResolver cacheResolver , KeyGenerator key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